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465cm"/>
    </style:style>
    <style:style style:name="co3" style:family="table-column">
      <style:table-column-properties fo:break-before="auto" style:column-width="1.702cm"/>
    </style:style>
    <style:style style:name="co4" style:family="table-column">
      <style:table-column-properties fo:break-before="auto" style:column-width="2.494cm"/>
    </style:style>
    <style:style style:name="co5" style:family="table-column">
      <style:table-column-properties fo:break-before="auto" style:column-width="2.549cm"/>
    </style:style>
    <style:style style:name="co7" style:family="table-column">
      <style:table-column-properties fo:break-before="auto" style:column-width="3.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ejaVu Sans" style:font-name-complex="DejaVu Sans"/>
    </style:style>
    <style:style style:name="ce3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OID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SAMPLE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office:value-type="string">
            <text:p>HOST</text:p>
          </table:table-cell>
          <table:table-cell office:value-type="string">
            <text:p>.1</text:p>
          </table:table-cell>
          <table:table-cell office:value-type="string">
            <text:p>STR</text:p>
          </table:table-cell>
          <table:table-cell office:value-type="string">
            <text:p>xadfpf1:27018</text:p>
          </table:table-cell>
          <table:table-cell/>
        </table:table-row>
        <table:table-row table:style-name="ro1">
          <table:table-cell office:value-type="string">
            <text:p>VERSION</text:p>
          </table:table-cell>
          <table:table-cell office:value-type="string">
            <text:p>.2</text:p>
          </table:table-cell>
          <table:table-cell office:value-type="string">
            <text:p>STR</text:p>
          </table:table-cell>
          <table:table-cell table:style-name="ce3" office:value-type="string">
            <text:p>2.2.0</text:p>
          </table:table-cell>
          <table:table-cell/>
        </table:table-row>
        <table:table-row table:style-name="ro1">
          <table:table-cell office:value-type="string">
            <text:p>PROCESS</text:p>
          </table:table-cell>
          <table:table-cell office:value-type="string">
            <text:p>.3</text:p>
          </table:table-cell>
          <table:table-cell office:value-type="string">
            <text:p>STR</text:p>
          </table:table-cell>
          <table:table-cell office:value-type="string">
            <text:p>mongod</text:p>
          </table:table-cell>
          <table:table-cell/>
        </table:table-row>
        <table:table-row table:style-name="ro1">
          <table:table-cell office:value-type="string">
            <text:p>PID</text:p>
          </table:table-cell>
          <table:table-cell office:value-type="string">
            <text:p>.4</text:p>
          </table:table-cell>
          <table:table-cell office:value-type="string">
            <text:p>INT</text:p>
          </table:table-cell>
          <table:table-cell office:value-type="float" office:value="4711">
            <text:p>4711</text:p>
          </table:table-cell>
          <table:table-cell/>
        </table:table-row>
        <table:table-row table:style-name="ro1">
          <table:table-cell office:value-type="string">
            <text:p>UPTIME</text:p>
          </table:table-cell>
          <table:table-cell office:value-type="string">
            <text:p>.5</text:p>
          </table:table-cell>
          <table:table-cell office:value-type="string">
            <text:p>UINT64</text:p>
          </table:table-cell>
          <table:table-cell office:value-type="float" office:value="13031594">
            <text:p>13031594</text:p>
          </table:table-cell>
          <table:table-cell office:value-type="string">
            <text:p>Uptime in ms</text:p>
          </table:table-cell>
        </table:table-row>
        <table:table-row table:style-name="ro1">
          <table:table-cell office:value-type="string">
            <text:p>GLOBALLOCK</text:p>
          </table:table-cell>
          <table:table-cell office:value-type="string">
            <text:p>.10</text:p>
          </table:table-cell>
          <table:table-cell office:value-type="string">
            <text:p>STRUCT</text:p>
          </table:table-cell>
          <table:table-cell table:number-columns-repeated="2"/>
        </table:table-row>
        <table:table-row table:style-name="ro1">
          <table:table-cell office:value-type="string">
            <text:p>GLOBALLOCK.TOTALTIME</text:p>
          </table:table-cell>
          <table:table-cell office:value-type="string">
            <text:p>.10.1</text:p>
          </table:table-cell>
          <table:table-cell office:value-type="string">
            <text:p>UINT64</text:p>
          </table:table-cell>
          <table:table-cell table:number-columns-repeated="2"/>
        </table:table-row>
        <table:table-row table:style-name="ro1">
          <table:table-cell office:value-type="string">
            <text:p>GLOBALLOCK.LOCKTIME</text:p>
          </table:table-cell>
          <table:table-cell office:value-type="string">
            <text:p>.10.2</text:p>
          </table:table-cell>
          <table:table-cell office:value-type="string">
            <text:p>UINT64</text:p>
          </table:table-cell>
          <table:table-cell table:number-columns-repeated="2"/>
        </table:table-row>
        <table:table-row table:style-name="ro1">
          <table:table-cell office:value-type="string">
            <text:p>GLOBALLOCK.CURRENTQUEUE</text:p>
          </table:table-cell>
          <table:table-cell table:style-name="ce3" office:value-type="string">
            <text:p>.10.3</text:p>
          </table:table-cell>
          <table:table-cell office:value-type="string">
            <text:p>STRUCT</text:p>
          </table:table-cell>
          <table:table-cell table:number-columns-repeated="2"/>
        </table:table-row>
        <table:table-row table:style-name="ro1">
          <table:table-cell table:style-name="ce2" office:value-type="string">
            <text:p>GLOBALLOCK.CURRENTQUEUE.TOTAL</text:p>
          </table:table-cell>
          <table:table-cell office:value-type="string">
            <text:p>.10.3.1</text:p>
          </table:table-cell>
          <table:table-cell office:value-type="string">
            <text:p>UINT64</text:p>
          </table:table-cell>
          <table:table-cell table:number-columns-repeated="2"/>
        </table:table-row>
        <table:table-row table:style-name="ro1">
          <table:table-cell table:style-name="ce2" office:value-type="string">
            <text:p>GLOBALLOCK.CURRENTQUEUE.READERS</text:p>
          </table:table-cell>
          <table:table-cell office:value-type="string">
            <text:p>.10.3.2</text:p>
          </table:table-cell>
          <table:table-cell office:value-type="string">
            <text:p>UINT64</text:p>
          </table:table-cell>
          <table:table-cell table:number-columns-repeated="2"/>
        </table:table-row>
        <table:table-row table:style-name="ro1">
          <table:table-cell table:style-name="ce2" office:value-type="string">
            <text:p>GLOBALLOCK.CURRENTQUEUE.WRITERS</text:p>
          </table:table-cell>
          <table:table-cell office:value-type="string">
            <text:p>.10.3.3</text:p>
          </table:table-cell>
          <table:table-cell office:value-type="string">
            <text:p>UINT64</text:p>
          </table:table-cell>
          <table:table-cell table:number-columns-repeated="2"/>
        </table:table-row>
        <table:table-row table:style-name="ro1">
          <table:table-cell table:style-name="ce2" office:value-type="string">
            <text:p>GLOBALLOCK.ACTIVECLIENTS</text:p>
          </table:table-cell>
          <table:table-cell table:style-name="ce3" office:value-type="string">
            <text:p>.10.4</text:p>
          </table:table-cell>
          <table:table-cell office:value-type="string">
            <text:p>STRUCT</text:p>
          </table:table-cell>
          <table:table-cell table:number-columns-repeated="2"/>
        </table:table-row>
        <table:table-row table:style-name="ro1">
          <table:table-cell table:style-name="ce2" office:value-type="string">
            <text:p>GLOBALLOCK.ACTIVECLIENTS.TOTAL</text:p>
          </table:table-cell>
          <table:table-cell office:value-type="string">
            <text:p>.10.4.1</text:p>
          </table:table-cell>
          <table:table-cell office:value-type="string">
            <text:p>UINT64</text:p>
          </table:table-cell>
          <table:table-cell table:number-columns-repeated="2"/>
        </table:table-row>
        <table:table-row table:style-name="ro1">
          <table:table-cell table:style-name="ce2" office:value-type="string">
            <text:p>GLOBALLOCK.ACTIVECLIENTS.READERS</text:p>
          </table:table-cell>
          <table:table-cell office:value-type="string">
            <text:p>.10.4.2</text:p>
          </table:table-cell>
          <table:table-cell office:value-type="string">
            <text:p>UINT64</text:p>
          </table:table-cell>
          <table:table-cell table:number-columns-repeated="2"/>
        </table:table-row>
        <table:table-row table:style-name="ro1">
          <table:table-cell table:style-name="ce2" office:value-type="string">
            <text:p>GLOBALLOCK.ACTIVECLIENTS.WRITERS</text:p>
          </table:table-cell>
          <table:table-cell office:value-type="string">
            <text:p>.10.4.3</text:p>
          </table:table-cell>
          <table:table-cell office:value-type="string">
            <text:p>UINT64</text:p>
          </table:table-cell>
          <table:table-cell table:number-columns-repeated="2"/>
        </table:table-row>
        <table:table-row table:style-name="ro1">
          <table:table-cell office:value-type="string">
            <text:p>MEMORY</text:p>
          </table:table-cell>
          <table:table-cell office:value-type="string">
            <text:p>.11</text:p>
          </table:table-cell>
          <table:table-cell office:value-type="string">
            <text:p>STRUCT</text:p>
          </table:table-cell>
          <table:table-cell table:number-columns-repeated="2"/>
        </table:table-row>
        <table:table-row table:style-name="ro1">
          <table:table-cell office:value-type="string">
            <text:p>MEMORY.BITS</text:p>
          </table:table-cell>
          <table:table-cell office:value-type="string">
            <text:p>.11.1</text:p>
          </table:table-cell>
          <table:table-cell office:value-type="string">
            <text:p>UINT</text:p>
          </table:table-cell>
          <table:table-cell table:number-columns-repeated="2"/>
        </table:table-row>
        <table:table-row table:style-name="ro1">
          <table:table-cell office:value-type="string">
            <text:p>MEMORY.RESIDENT</text:p>
          </table:table-cell>
          <table:table-cell office:value-type="string">
            <text:p>.11.2</text:p>
          </table:table-cell>
          <table:table-cell office:value-type="string">
            <text:p>UINT64</text:p>
          </table:table-cell>
          <table:table-cell table:number-columns-repeated="2"/>
        </table:table-row>
        <table:table-row table:style-name="ro1">
          <table:table-cell office:value-type="string">
            <text:p>MEMORY.VIRTUAL</text:p>
          </table:table-cell>
          <table:table-cell office:value-type="string">
            <text:p>.11.3</text:p>
          </table:table-cell>
          <table:table-cell office:value-type="string">
            <text:p>UINT64</text:p>
          </table:table-cell>
          <table:table-cell table:number-columns-repeated="2"/>
        </table:table-row>
        <table:table-row table:style-name="ro1">
          <table:table-cell office:value-type="string">
            <text:p>MEMORY.SUPPORTED</text:p>
          </table:table-cell>
          <table:table-cell office:value-type="string">
            <text:p>.11.4</text:p>
          </table:table-cell>
          <table:table-cell office:value-type="string">
            <text:p>UINT64</text:p>
          </table:table-cell>
          <table:table-cell table:number-columns-repeated="2"/>
        </table:table-row>
        <table:table-row table:style-name="ro1">
          <table:table-cell office:value-type="string">
            <text:p>MEMORY.MAPPED</text:p>
          </table:table-cell>
          <table:table-cell office:value-type="string">
            <text:p>.11.5</text:p>
          </table:table-cell>
          <table:table-cell office:value-type="string">
            <text:p>UINT64</text:p>
          </table:table-cell>
          <table:table-cell table:number-columns-repeated="2"/>
        </table:table-row>
        <table:table-row table:style-name="ro1">
          <table:table-cell office:value-type="string">
            <text:p>CONNECTIONS</text:p>
          </table:table-cell>
          <table:table-cell office:value-type="string">
            <text:p>.12</text:p>
          </table:table-cell>
          <table:table-cell office:value-type="string">
            <text:p>STRUCT</text:p>
          </table:table-cell>
          <table:table-cell table:number-columns-repeated="2"/>
        </table:table-row>
        <table:table-row table:style-name="ro1">
          <table:table-cell office:value-type="string">
            <text:p>CONNECTIONS.CURRENT</text:p>
          </table:table-cell>
          <table:table-cell office:value-type="string">
            <text:p>.12.1</text:p>
          </table:table-cell>
          <table:table-cell office:value-type="string">
            <text:p>UINT64</text:p>
          </table:table-cell>
          <table:table-cell table:number-columns-repeated="2"/>
        </table:table-row>
        <table:table-row table:style-name="ro1">
          <table:table-cell office:value-type="string">
            <text:p>CONNECTIONS.AVAIL</text:p>
          </table:table-cell>
          <table:table-cell office:value-type="string">
            <text:p>.12.2</text:p>
          </table:table-cell>
          <table:table-cell office:value-type="string">
            <text:p>UINT64</text:p>
          </table:table-cell>
          <table:table-cell table:number-columns-repeated="2"/>
        </table:table-row>
        <table:table-row table:style-name="ro1">
          <table:table-cell office:value-type="string">
            <text:p>BGFLUSH</text:p>
          </table:table-cell>
          <table:table-cell office:value-type="string">
            <text:p>.13</text:p>
          </table:table-cell>
          <table:table-cell office:value-type="string">
            <text:p>STRUCT</text:p>
          </table:table-cell>
          <table:table-cell table:number-columns-repeated="2"/>
        </table:table-row>
        <table:table-row table:style-name="ro1">
          <table:table-cell office:value-type="string">
            <text:p>BGFLUSH.COUNT</text:p>
          </table:table-cell>
          <table:table-cell office:value-type="string">
            <text:p>.13.1</text:p>
          </table:table-cell>
          <table:table-cell office:value-type="string">
            <text:p>UINT64</text:p>
          </table:table-cell>
          <table:table-cell table:number-columns-repeated="2"/>
        </table:table-row>
        <table:table-row table:style-name="ro1">
          <table:table-cell office:value-type="string">
            <text:p>BGFLUSH.TOTAL_MS</text:p>
          </table:table-cell>
          <table:table-cell office:value-type="string">
            <text:p>.13.2</text:p>
          </table:table-cell>
          <table:table-cell office:value-type="string">
            <text:p>UINT64</text:p>
          </table:table-cell>
          <table:table-cell table:number-columns-repeated="2"/>
        </table:table-row>
        <table:table-row table:style-name="ro1">
          <table:table-cell office:value-type="string">
            <text:p>BGFLUSH.AVERAGE_MS</text:p>
          </table:table-cell>
          <table:table-cell office:value-type="string">
            <text:p>.13.3</text:p>
          </table:table-cell>
          <table:table-cell office:value-type="string">
            <text:p>UINT64</text:p>
          </table:table-cell>
          <table:table-cell table:number-columns-repeated="2"/>
        </table:table-row>
        <table:table-row table:style-name="ro1">
          <table:table-cell office:value-type="string">
            <text:p>BGFLUSH.LAST_MS</text:p>
          </table:table-cell>
          <table:table-cell office:value-type="string">
            <text:p>.13.4</text:p>
          </table:table-cell>
          <table:table-cell office:value-type="string">
            <text:p>UINT64</text:p>
          </table:table-cell>
          <table:table-cell table:number-columns-repeated="2"/>
        </table:table-row>
        <table:table-row table:style-name="ro1">
          <table:table-cell office:value-type="string">
            <text:p>BGFLUSH.LAST_FINISHED</text:p>
          </table:table-cell>
          <table:table-cell office:value-type="string">
            <text:p>.13.5</text:p>
          </table:table-cell>
          <table:table-cell office:value-type="string">
            <text:p>UINT64</text:p>
          </table:table-cell>
          <table:table-cell table:number-columns-repeated="2"/>
        </table:table-row>
        <table:table-row table:style-name="ro1">
          <table:table-cell office:value-type="string">
            <text:p>CURSORS</text:p>
          </table:table-cell>
          <table:table-cell office:value-type="string">
            <text:p>.14</text:p>
          </table:table-cell>
          <table:table-cell office:value-type="string">
            <text:p>STRUCT</text:p>
          </table:table-cell>
          <table:table-cell table:number-columns-repeated="2"/>
        </table:table-row>
        <table:table-row table:style-name="ro1">
          <table:table-cell office:value-type="string">
            <text:p>CURSORS.TOTAL_OPEN</text:p>
          </table:table-cell>
          <table:table-cell office:value-type="string">
            <text:p>.14.1</text:p>
          </table:table-cell>
          <table:table-cell office:value-type="string">
            <text:p>UINT64</text:p>
          </table:table-cell>
          <table:table-cell table:number-columns-repeated="2"/>
        </table:table-row>
        <table:table-row table:style-name="ro1">
          <table:table-cell office:value-type="string">
            <text:p>CURSORS.CLIENT_SIZE</text:p>
          </table:table-cell>
          <table:table-cell office:value-type="string">
            <text:p>.14.2</text:p>
          </table:table-cell>
          <table:table-cell office:value-type="string">
            <text:p>UINT64</text:p>
          </table:table-cell>
          <table:table-cell table:number-columns-repeated="2"/>
        </table:table-row>
        <table:table-row table:style-name="ro1">
          <table:table-cell office:value-type="string">
            <text:p>CURSORS.TIMED_OUT</text:p>
          </table:table-cell>
          <table:table-cell office:value-type="string">
            <text:p>.14.3</text:p>
          </table:table-cell>
          <table:table-cell office:value-type="string">
            <text:p>UINT64</text:p>
          </table:table-cell>
          <table:table-cell table:number-columns-repeated="2"/>
        </table:table-row>
        <table:table-row table:style-name="ro1">
          <table:table-cell office:value-type="string">
            <text:p>NETWORK</text:p>
          </table:table-cell>
          <table:table-cell office:value-type="string">
            <text:p>.15</text:p>
          </table:table-cell>
          <table:table-cell office:value-type="string">
            <text:p>STRUCT</text:p>
          </table:table-cell>
          <table:table-cell table:number-columns-repeated="2"/>
        </table:table-row>
        <table:table-row table:style-name="ro1">
          <table:table-cell office:value-type="string">
            <text:p>NETWORK.BYTESIN</text:p>
          </table:table-cell>
          <table:table-cell office:value-type="string">
            <text:p>.15.1</text:p>
          </table:table-cell>
          <table:table-cell office:value-type="string">
            <text:p>UINT64</text:p>
          </table:table-cell>
          <table:table-cell table:number-columns-repeated="2"/>
        </table:table-row>
        <table:table-row table:style-name="ro1">
          <table:table-cell office:value-type="string">
            <text:p>NETWORK.BYTESOUT</text:p>
          </table:table-cell>
          <table:table-cell office:value-type="string">
            <text:p>.15.2</text:p>
          </table:table-cell>
          <table:table-cell office:value-type="string">
            <text:p>UINT64</text:p>
          </table:table-cell>
          <table:table-cell table:number-columns-repeated="2"/>
        </table:table-row>
        <table:table-row table:style-name="ro1">
          <table:table-cell office:value-type="string">
            <text:p>NETWORK.NUN_REQS</text:p>
          </table:table-cell>
          <table:table-cell office:value-type="string">
            <text:p>.15.3</text:p>
          </table:table-cell>
          <table:table-cell office:value-type="string">
            <text:p>UINT64</text:p>
          </table:table-cell>
          <table:table-cell table:number-columns-repeated="2"/>
        </table:table-row>
        <table:table-row table:style-name="ro1">
          <table:table-cell office:value-type="string">
            <text:p>OPCOUNTERS</text:p>
          </table:table-cell>
          <table:table-cell office:value-type="string">
            <text:p>.16</text:p>
          </table:table-cell>
          <table:table-cell office:value-type="string">
            <text:p>STRUCT</text:p>
          </table:table-cell>
          <table:table-cell table:number-columns-repeated="2"/>
        </table:table-row>
        <table:table-row table:style-name="ro1">
          <table:table-cell office:value-type="string">
            <text:p>OPCOUNTERS.INSERT</text:p>
          </table:table-cell>
          <table:table-cell office:value-type="string">
            <text:p>.16.1</text:p>
          </table:table-cell>
          <table:table-cell office:value-type="string">
            <text:p>UINT64</text:p>
          </table:table-cell>
          <table:table-cell table:number-columns-repeated="2"/>
        </table:table-row>
        <table:table-row table:style-name="ro1">
          <table:table-cell office:value-type="string">
            <text:p>OPCOUNTERS.QUERY</text:p>
          </table:table-cell>
          <table:table-cell office:value-type="string">
            <text:p>.16.2</text:p>
          </table:table-cell>
          <table:table-cell office:value-type="string">
            <text:p>UINT64</text:p>
          </table:table-cell>
          <table:table-cell table:number-columns-repeated="2"/>
        </table:table-row>
        <table:table-row table:style-name="ro1">
          <table:table-cell office:value-type="string">
            <text:p>OPCOUNTERS.UPDATE</text:p>
          </table:table-cell>
          <table:table-cell office:value-type="string">
            <text:p>.16.3</text:p>
          </table:table-cell>
          <table:table-cell office:value-type="string">
            <text:p>UINT64</text:p>
          </table:table-cell>
          <table:table-cell table:number-columns-repeated="2"/>
        </table:table-row>
        <table:table-row table:style-name="ro1">
          <table:table-cell office:value-type="string">
            <text:p>OPCOUNTERS.DELETE</text:p>
          </table:table-cell>
          <table:table-cell office:value-type="string">
            <text:p>.16.4</text:p>
          </table:table-cell>
          <table:table-cell office:value-type="string">
            <text:p>UINT64</text:p>
          </table:table-cell>
          <table:table-cell table:number-columns-repeated="2"/>
        </table:table-row>
        <table:table-row table:style-name="ro1">
          <table:table-cell office:value-type="string">
            <text:p>OPCOUNTERS.GETMORE</text:p>
          </table:table-cell>
          <table:table-cell office:value-type="string">
            <text:p>.16.5</text:p>
          </table:table-cell>
          <table:table-cell office:value-type="string">
            <text:p>UINT64</text:p>
          </table:table-cell>
          <table:table-cell table:number-columns-repeated="2"/>
        </table:table-row>
        <table:table-row table:style-name="ro1">
          <table:table-cell office:value-type="string">
            <text:p>OPCOUNTERS.COMMAND</text:p>
          </table:table-cell>
          <table:table-cell office:value-type="string">
            <text:p>.16.6</text:p>
          </table:table-cell>
          <table:table-cell office:value-type="string">
            <text:p>UINT64</text:p>
          </table:table-cell>
          <table:table-cell table:number-columns-repeated="2"/>
        </table:table-row>
        <table:table-row table:style-name="ro1">
          <table:table-cell office:value-type="string">
            <text:p>ASSERTS</text:p>
          </table:table-cell>
          <table:table-cell office:value-type="string">
            <text:p>.17</text:p>
          </table:table-cell>
          <table:table-cell office:value-type="string">
            <text:p>STRUCT</text:p>
          </table:table-cell>
          <table:table-cell table:number-columns-repeated="2"/>
        </table:table-row>
        <table:table-row table:style-name="ro1">
          <table:table-cell office:value-type="string">
            <text:p>ASSERTS.REGULAR</text:p>
          </table:table-cell>
          <table:table-cell office:value-type="string">
            <text:p>.17.1</text:p>
          </table:table-cell>
          <table:table-cell office:value-type="string">
            <text:p>UINT64</text:p>
          </table:table-cell>
          <table:table-cell table:number-columns-repeated="2"/>
        </table:table-row>
        <table:table-row table:style-name="ro1">
          <table:table-cell office:value-type="string">
            <text:p>ASSERTS.WARNINGS</text:p>
          </table:table-cell>
          <table:table-cell office:value-type="string">
            <text:p>.17.2</text:p>
          </table:table-cell>
          <table:table-cell office:value-type="string">
            <text:p>UINT64</text:p>
          </table:table-cell>
          <table:table-cell table:number-columns-repeated="2"/>
        </table:table-row>
        <table:table-row table:style-name="ro1">
          <table:table-cell office:value-type="string">
            <text:p>ASSERTS.MSG</text:p>
          </table:table-cell>
          <table:table-cell office:value-type="string">
            <text:p>.17.3</text:p>
          </table:table-cell>
          <table:table-cell office:value-type="string">
            <text:p>UINT64</text:p>
          </table:table-cell>
          <table:table-cell table:number-columns-repeated="2"/>
        </table:table-row>
        <table:table-row table:style-name="ro1">
          <table:table-cell office:value-type="string">
            <text:p>ASSERTS.USER</text:p>
          </table:table-cell>
          <table:table-cell office:value-type="string">
            <text:p>.17.4</text:p>
          </table:table-cell>
          <table:table-cell office:value-type="string">
            <text:p>UINT64</text:p>
          </table:table-cell>
          <table:table-cell table:number-columns-repeated="2"/>
        </table:table-row>
        <table:table-row table:style-name="ro1">
          <table:table-cell office:value-type="string">
            <text:p>ASSERTS.ROLLOVERS</text:p>
          </table:table-cell>
          <table:table-cell office:value-type="string">
            <text:p>.17.5</text:p>
          </table:table-cell>
          <table:table-cell office:value-type="string">
            <text:p>UINT64</text:p>
          </table:table-cell>
          <table:table-cell table:number-columns-repeated="2"/>
        </table:table-row>
        <table:table-row table:style-name="ro1">
          <table:table-cell office:value-type="string">
            <text:p>RECORD_STATS</text:p>
          </table:table-cell>
          <table:table-cell office:value-type="string">
            <text:p>.18</text:p>
          </table:table-cell>
          <table:table-cell office:value-type="string">
            <text:p>STRUCT</text:p>
          </table:table-cell>
          <table:table-cell table:number-columns-repeated="2"/>
        </table:table-row>
        <table:table-row table:style-name="ro1">
          <table:table-cell office:value-type="string">
            <text:p>RECORD_STATS.ACCESSES_NOT_IN_MEMORY</text:p>
          </table:table-cell>
          <table:table-cell office:value-type="string">
            <text:p>.18.1</text:p>
          </table:table-cell>
          <table:table-cell office:value-type="string">
            <text:p>UINT64</text:p>
          </table:table-cell>
          <table:table-cell table:number-columns-repeated="2"/>
        </table:table-row>
        <table:table-row table:style-name="ro1">
          <table:table-cell office:value-type="string">
            <text:p>RECORD_STATS.PAGE_FAULT_EXCEPTIONS</text:p>
          </table:table-cell>
          <table:table-cell office:value-type="string">
            <text:p>.18.2</text:p>
          </table:table-cell>
          <table:table-cell office:value-type="string">
            <text:p>UINT64</text:p>
          </table:table-cell>
          <table:table-cell table:number-columns-repeated="2"/>
        </table:table-row>
        <table:table-row table:style-name="ro1">
          <table:table-cell office:value-type="string">
            <text:p>LOCKS</text:p>
          </table:table-cell>
          <table:table-cell office:value-type="string">
            <text:p>.19</text:p>
          </table:table-cell>
          <table:table-cell office:value-type="string">
            <text:p>STRUCT</text:p>
          </table:table-cell>
          <table:table-cell table:number-columns-repeated="2"/>
        </table:table-row>
        <table:table-row table:style-name="ro1">
          <table:table-cell office:value-type="string">
            <text:p>LOCKS.TIME_LOCKED_MICRO</text:p>
          </table:table-cell>
          <table:table-cell office:value-type="string">
            <text:p>.19.1</text:p>
          </table:table-cell>
          <table:table-cell office:value-type="string">
            <text:p>STRUCT</text:p>
          </table:table-cell>
          <table:table-cell table:number-columns-repeated="2"/>
        </table:table-row>
        <table:table-row table:style-name="ro1">
          <table:table-cell office:value-type="string">
            <text:p>LOCKS.TIME_LOCKED_MICRO.R</text:p>
          </table:table-cell>
          <table:table-cell office:value-type="string">
            <text:p>.19.1.1</text:p>
          </table:table-cell>
          <table:table-cell office:value-type="string">
            <text:p>UINT64</text:p>
          </table:table-cell>
          <table:table-cell table:number-columns-repeated="2"/>
        </table:table-row>
        <table:table-row table:style-name="ro1">
          <table:table-cell office:value-type="string">
            <text:p>LOCKS.TIME_LOCKED_MICRO.W</text:p>
          </table:table-cell>
          <table:table-cell office:value-type="string">
            <text:p>.19.1.2</text:p>
          </table:table-cell>
          <table:table-cell office:value-type="string">
            <text:p>UINT64</text:p>
          </table:table-cell>
          <table:table-cell table:number-columns-repeated="2"/>
        </table:table-row>
        <table:table-row table:style-name="ro1">
          <table:table-cell office:value-type="string">
            <text:p>LOCKS.TIME_ACQUIRING_MICRO</text:p>
          </table:table-cell>
          <table:table-cell office:value-type="string">
            <text:p>.19.2</text:p>
          </table:table-cell>
          <table:table-cell office:value-type="string">
            <text:p>STRUCT</text:p>
          </table:table-cell>
          <table:table-cell table:number-columns-repeated="2"/>
        </table:table-row>
        <table:table-row table:style-name="ro1">
          <table:table-cell office:value-type="string">
            <text:p>LOCKS.TIME_ACQUIRING_MICRO.R</text:p>
          </table:table-cell>
          <table:table-cell office:value-type="string">
            <text:p>.19.2.1</text:p>
          </table:table-cell>
          <table:table-cell office:value-type="string">
            <text:p>UINT64</text:p>
          </table:table-cell>
          <table:table-cell table:number-columns-repeated="2"/>
        </table:table-row>
        <table:table-row table:style-name="ro1">
          <table:table-cell office:value-type="string">
            <text:p>LOCKS.TIME_ACQUIRING_MICRO.W</text:p>
          </table:table-cell>
          <table:table-cell office:value-type="string">
            <text:p>.19.2.2</text:p>
          </table:table-cell>
          <table:table-cell office:value-type="string">
            <text:p>UINT64</text:p>
          </table:table-cell>
          <table:table-cell table:number-columns-repeated="2"/>
        </table:table-row>
        <table:table-row table:style-name="ro1">
          <table:table-cell office:value-type="string">
            <text:p>REPL</text:p>
          </table:table-cell>
          <table:table-cell office:value-type="string">
            <text:p>.20</text:p>
          </table:table-cell>
          <table:table-cell office:value-type="string">
            <text:p>STRUCT</text:p>
          </table:table-cell>
          <table:table-cell table:number-columns-repeated="2"/>
        </table:table-row>
        <table:table-row table:style-name="ro1">
          <table:table-cell office:value-type="string">
            <text:p>REPL.SET_NAME</text:p>
          </table:table-cell>
          <table:table-cell office:value-type="string">
            <text:p>.20.1</text:p>
          </table:table-cell>
          <table:table-cell office:value-type="string">
            <text:p>STR</text:p>
          </table:table-cell>
          <table:table-cell office:value-type="string">
            <text:p>Shard-a</text:p>
          </table:table-cell>
          <table:table-cell/>
        </table:table-row>
        <table:table-row table:style-name="ro1">
          <table:table-cell office:value-type="string">
            <text:p>REPL.IS_MASTER</text:p>
          </table:table-cell>
          <table:table-cell office:value-type="string">
            <text:p>.20.2</text:p>
          </table:table-cell>
          <table:table-cell office:value-type="string">
            <text:p>INT</text:p>
          </table:table-cell>
          <table:table-cell office:value-type="string">
            <text:p>0|1</text:p>
          </table:table-cell>
          <table:table-cell/>
        </table:table-row>
        <table:table-row table:style-name="ro1">
          <table:table-cell office:value-type="string">
            <text:p>REPL.IS_SECONDARY</text:p>
          </table:table-cell>
          <table:table-cell office:value-type="string">
            <text:p>.20.3</text:p>
          </table:table-cell>
          <table:table-cell office:value-type="string">
            <text:p>INT</text:p>
          </table:table-cell>
          <table:table-cell office:value-type="string">
            <text:p>0|1</text:p>
          </table:table-cell>
          <table:table-cell/>
        </table:table-row>
        <table:table-row table:style-name="ro1">
          <table:table-cell office:value-type="string">
            <text:p>REPL.ME</text:p>
          </table:table-cell>
          <table:table-cell office:value-type="string">
            <text:p>.20.4</text:p>
          </table:table-cell>
          <table:table-cell office:value-type="string">
            <text:p>STR</text:p>
          </table:table-cell>
          <table:table-cell office:value-type="string">
            <text:p>xadfpf1:27018</text:p>
          </table:table-cell>
          <table:table-cell/>
        </table:table-row>
        <table:table-row table:style-name="ro1">
          <table:table-cell office:value-type="string">
            <text:p>REPL.PRIMARY</text:p>
          </table:table-cell>
          <table:table-cell office:value-type="string">
            <text:p>.20.5</text:p>
          </table:table-cell>
          <table:table-cell office:value-type="string">
            <text:p>STR</text:p>
          </table:table-cell>
          <table:table-cell office:value-type="string">
            <text:p>xadfpf1:27018</text:p>
          </table:table-cell>
          <table:table-cell/>
        </table:table-row>
        <table:table-row table:style-name="ro1">
          <table:table-cell office:value-type="string">
            <text:p>REPL.NETWORK_QUEUES</text:p>
          </table:table-cell>
          <table:table-cell table:style-name="ce3" office:value-type="string">
            <text:p>.20.6</text:p>
          </table:table-cell>
          <table:table-cell office:value-type="string">
            <text:p>STRUCT</text:p>
          </table:table-cell>
          <table:table-cell table:number-columns-repeated="2"/>
        </table:table-row>
        <table:table-row table:style-name="ro1">
          <table:table-cell office:value-type="string">
            <text:p>REPL.NETWORK_QUEUES.WAIT_TIME_MS</text:p>
          </table:table-cell>
          <table:table-cell office:value-type="string">
            <text:p>.20.6.1</text:p>
          </table:table-cell>
          <table:table-cell office:value-type="string">
            <text:p>UINT64</text:p>
          </table:table-cell>
          <table:table-cell table:number-columns-repeated="2"/>
        </table:table-row>
        <table:table-row table:style-name="ro1">
          <table:table-cell table:style-name="ce2" office:value-type="string">
            <text:p>REPL.NETWORK_QUEUES.NUM_ELEMENTS</text:p>
          </table:table-cell>
          <table:table-cell office:value-type="string">
            <text:p>.20.6.2</text:p>
          </table:table-cell>
          <table:table-cell office:value-type="string">
            <text:p>UINT64</text:p>
          </table:table-cell>
          <table:table-cell table:number-columns-repeated="2"/>
        </table:table-row>
        <table:table-row table:style-name="ro1">
          <table:table-cell office:value-type="string">
            <text:p>REPL.NETWORK_QUEUES.NUM_BYTES</text:p>
          </table:table-cell>
          <table:table-cell office:value-type="string">
            <text:p>.20.6.3</text:p>
          </table:table-cell>
          <table:table-cell office:value-type="string">
            <text:p>UINT64</text:p>
          </table:table-cell>
          <table:table-cell table:number-columns-repeated="2"/>
        </table:table-row>
        <table:table-row table:style-name="ro1">
          <table:table-cell office:value-type="string">
            <text:p>REPL.HOSTS</text:p>
          </table:table-cell>
          <table:table-cell office:value-type="string">
            <text:p>.20.7</text:p>
          </table:table-cell>
          <table:table-cell office:value-type="string">
            <text:p>TABLE</text:p>
          </table:table-cell>
          <table:table-cell table:number-columns-repeated="2"/>
        </table:table-row>
        <table:table-row table:style-name="ro1">
          <table:table-cell office:value-type="string">
            <text:p>REPL.HOSTS.ENTRIES</text:p>
          </table:table-cell>
          <table:table-cell table:style-name="ce3" office:value-type="string">
            <text:p>.20.7.1</text:p>
          </table:table-cell>
          <table:table-cell office:value-type="string">
            <text:p>ENTRY</text:p>
          </table:table-cell>
          <table:table-cell table:number-columns-repeated="2"/>
        </table:table-row>
        <table:table-row table:style-name="ro1">
          <table:table-cell table:style-name="ce2" office:value-type="string">
            <text:p>REPL.HOSTS.ENTRIES.ID</text:p>
          </table:table-cell>
          <table:table-cell table:style-name="ce3" office:value-type="string">
            <text:p>.20.7.1.1</text:p>
          </table:table-cell>
          <table:table-cell office:value-type="string">
            <text:p>UINT</text:p>
          </table:table-cell>
          <table:table-cell table:number-columns-repeated="2"/>
        </table:table-row>
        <table:table-row table:style-name="ro1">
          <table:table-cell office:value-type="string">
            <text:p>REPL.HOSTS.ENTRIES.NAME</text:p>
          </table:table-cell>
          <table:table-cell office:value-type="string">
            <text:p>.20.7.1.2</text:p>
          </table:table-cell>
          <table:table-cell office:value-type="string">
            <text:p>STR</text:p>
          </table:table-cell>
          <table:table-cell table:number-columns-repeated="2"/>
        </table:table-row>
        <table:table-row table:style-name="ro1">
          <table:table-cell office:value-type="string">
            <text:p>REPL.HOSTS.ENTRIES.HEALTH</text:p>
          </table:table-cell>
          <table:table-cell office:value-type="string">
            <text:p>.20.7.1.3</text:p>
          </table:table-cell>
          <table:table-cell office:value-type="string">
            <text:p>STR (FLOAT)</text:p>
          </table:table-cell>
          <table:table-cell table:number-columns-repeated="2"/>
        </table:table-row>
        <table:table-row table:style-name="ro1">
          <table:table-cell office:value-type="string">
            <text:p>REPL.HOSTS.ENTRIES.STATE</text:p>
          </table:table-cell>
          <table:table-cell office:value-type="string">
            <text:p>.20.7.1.4</text:p>
          </table:table-cell>
          <table:table-cell office:value-type="string">
            <text:p>UINT</text:p>
          </table:table-cell>
          <table:table-cell table:number-columns-repeated="2"/>
        </table:table-row>
        <table:table-row table:style-name="ro1">
          <table:table-cell office:value-type="string">
            <text:p>REPL.HOSTS.ENTRIES.STATE_STR</text:p>
          </table:table-cell>
          <table:table-cell office:value-type="string">
            <text:p>.20.7.1.5</text:p>
          </table:table-cell>
          <table:table-cell office:value-type="string">
            <text:p>STR</text:p>
          </table:table-cell>
          <table:table-cell table:number-columns-repeated="2"/>
        </table:table-row>
        <table:table-row table:style-name="ro1">
          <table:table-cell office:value-type="string">
            <text:p>REPL.HOSTS.ENTRIES.UPTIME</text:p>
          </table:table-cell>
          <table:table-cell office:value-type="string">
            <text:p>.20.7.1.6</text:p>
          </table:table-cell>
          <table:table-cell office:value-type="string">
            <text:p>UINT64</text:p>
          </table:table-cell>
          <table:table-cell/>
          <table:table-cell office:value-type="string">
            <text:p>sekunden!</text:p>
          </table:table-cell>
        </table:table-row>
        <table:table-row table:style-name="ro1">
          <table:table-cell office:value-type="string">
            <text:p>REPL.HOSTS.ENTRIES.OPTIME.TIMESTAMP</text:p>
          </table:table-cell>
          <table:table-cell office:value-type="string">
            <text:p>.20.7.1.7</text:p>
          </table:table-cell>
          <table:table-cell office:value-type="string">
            <text:p>UINT64</text:p>
          </table:table-cell>
          <table:table-cell table:number-columns-repeated="2"/>
        </table:table-row>
        <table:table-row table:style-name="ro1">
          <table:table-cell office:value-type="string">
            <text:p>REPL.HOSTS.ENTRIES.OPTIME.INC</text:p>
          </table:table-cell>
          <table:table-cell office:value-type="string">
            <text:p>.20.7.1.8</text:p>
          </table:table-cell>
          <table:table-cell office:value-type="string">
            <text:p>UINT</text:p>
          </table:table-cell>
          <table:table-cell table:number-columns-repeated="2"/>
        </table:table-row>
        <table:table-row table:style-name="ro1">
          <table:table-cell office:value-type="string">
            <text:p>REPL.HOSTS.ENTRIES.PING_MS</text:p>
          </table:table-cell>
          <table:table-cell office:value-type="string">
            <text:p>.20.7.1.9</text:p>
          </table:table-cell>
          <table:table-cell office:value-type="string">
            <text:p>UINT64</text:p>
          </table:table-cell>
          <table:table-cell table:number-columns-repeated="2"/>
        </table:table-row>
        <table:table-row table:style-name="ro1">
          <table:table-cell office:value-type="string">
            <text:p>REPL.HOSTS.ENTRIES.LAST_HEARTBEAT_MS</text:p>
          </table:table-cell>
          <table:table-cell office:value-type="string">
            <text:p>.20.7.1.10</text:p>
          </table:table-cell>
          <table:table-cell office:value-type="string">
            <text:p>UINT64</text:p>
          </table:table-cell>
          <table:table-cell table:number-columns-repeated="2"/>
        </table:table-row>
        <table:table-row table:style-name="ro1">
          <table:table-cell office:value-type="string">
            <text:p>DATABASES</text:p>
          </table:table-cell>
          <table:table-cell office:value-type="string">
            <text:p>.21</text:p>
          </table:table-cell>
          <table:table-cell office:value-type="string">
            <text:p>TABLE</text:p>
          </table:table-cell>
          <table:table-cell table:number-columns-repeated="2"/>
        </table:table-row>
        <table:table-row table:style-name="ro1">
          <table:table-cell office:value-type="string">
            <text:p>DATABASES.ENTRIES</text:p>
          </table:table-cell>
          <table:table-cell office:value-type="string">
            <text:p>.21.1</text:p>
          </table:table-cell>
          <table:table-cell office:value-type="string">
            <text:p>ENTRIES</text:p>
          </table:table-cell>
          <table:table-cell table:number-columns-repeated="2"/>
        </table:table-row>
        <table:table-row table:style-name="ro1">
          <table:table-cell office:value-type="string">
            <text:p>DATABASES.ENTRIES.NAME</text:p>
          </table:table-cell>
          <table:table-cell office:value-type="string">
            <text:p>.21.1.1</text:p>
          </table:table-cell>
          <table:table-cell office:value-type="string">
            <text:p>STR</text:p>
          </table:table-cell>
          <table:table-cell table:number-columns-repeated="2"/>
        </table:table-row>
        <table:table-row table:style-name="ro1">
          <table:table-cell office:value-type="string">
            <text:p>DATABASES.ENTRIES.SIZE_ON_DISK</text:p>
          </table:table-cell>
          <table:table-cell office:value-type="string">
            <text:p>.21.1.2</text:p>
          </table:table-cell>
          <table:table-cell office:value-type="string">
            <text:p>UINT64</text:p>
          </table:table-cell>
          <table:table-cell/>
          <table:table-cell office:value-type="string">
            <text:p>Einheit unbekannt</text:p>
          </table:table-cell>
        </table:table-row>
        <table:table-row table:style-name="ro1">
          <table:table-cell office:value-type="string">
            <text:p>DATABASES.ENTRIES.EMPTY</text:p>
          </table:table-cell>
          <table:table-cell office:value-type="string">
            <text:p>.21.1.3</text:p>
          </table:table-cell>
          <table:table-cell office:value-type="string">
            <text:p>INT</text:p>
          </table:table-cell>
          <table:table-cell office:value-type="string">
            <text:p>0|1</text:p>
          </table:table-cell>
          <table:table-cell/>
        </table:table-row>
        <table:table-row table:style-name="ro1">
          <table:table-cell table:style-name="ce2" office:value-type="string">
            <text:p>DATABASES.ENTRIES.COLLECTIONS</text:p>
          </table:table-cell>
          <table:table-cell office:value-type="string">
            <text:p>.21.1.4</text:p>
          </table:table-cell>
          <table:table-cell office:value-type="string">
            <text:p>UINT64</text:p>
          </table:table-cell>
          <table:table-cell table:number-columns-repeated="2"/>
        </table:table-row>
        <table:table-row table:style-name="ro1">
          <table:table-cell office:value-type="string">
            <text:p>DATABASES.ENTRIES.OBJECTS</text:p>
          </table:table-cell>
          <table:table-cell office:value-type="string">
            <text:p>.21.1.5</text:p>
          </table:table-cell>
          <table:table-cell office:value-type="string">
            <text:p>UINT64</text:p>
          </table:table-cell>
          <table:table-cell table:number-columns-repeated="2"/>
        </table:table-row>
        <table:table-row table:style-name="ro1">
          <table:table-cell table:style-name="ce2" office:value-type="string">
            <text:p>DATABASES.ENTRIES.AVG_OBJ_SIZE</text:p>
          </table:table-cell>
          <table:table-cell office:value-type="string">
            <text:p>.21.1.6</text:p>
          </table:table-cell>
          <table:table-cell office:value-type="string">
            <text:p>STR (FLOAT)</text:p>
          </table:table-cell>
          <table:table-cell table:number-columns-repeated="2"/>
        </table:table-row>
        <table:table-row table:style-name="ro1">
          <table:table-cell table:style-name="ce2" office:value-type="string">
            <text:p>DATABASES.ENTRIES.DATA_SIZE</text:p>
          </table:table-cell>
          <table:table-cell office:value-type="string">
            <text:p>.21.1.7</text:p>
          </table:table-cell>
          <table:table-cell office:value-type="string">
            <text:p>UINT64</text:p>
          </table:table-cell>
          <table:table-cell table:number-columns-repeated="2"/>
        </table:table-row>
        <table:table-row table:style-name="ro1">
          <table:table-cell table:style-name="ce2" office:value-type="string">
            <text:p>DATABASES.ENTRIES.STORAGE_SIZE</text:p>
          </table:table-cell>
          <table:table-cell office:value-type="string">
            <text:p>.21.1.8</text:p>
          </table:table-cell>
          <table:table-cell office:value-type="string">
            <text:p>UINT64</text:p>
          </table:table-cell>
          <table:table-cell table:number-columns-repeated="2"/>
        </table:table-row>
        <table:table-row table:style-name="ro1">
          <table:table-cell table:style-name="ce2" office:value-type="string">
            <text:p>DATABASES.ENTRIES.NUM_EXTENTS</text:p>
          </table:table-cell>
          <table:table-cell office:value-type="string">
            <text:p>.21.1.9</text:p>
          </table:table-cell>
          <table:table-cell office:value-type="string">
            <text:p>UINT</text:p>
          </table:table-cell>
          <table:table-cell table:number-columns-repeated="2"/>
        </table:table-row>
        <table:table-row table:style-name="ro1">
          <table:table-cell table:style-name="ce2" office:value-type="string">
            <text:p>DATABASES.ENTRIES.INDEXES</text:p>
          </table:table-cell>
          <table:table-cell office:value-type="string">
            <text:p>.21.1.10</text:p>
          </table:table-cell>
          <table:table-cell office:value-type="string">
            <text:p>UINT</text:p>
          </table:table-cell>
          <table:table-cell table:number-columns-repeated="2"/>
        </table:table-row>
        <table:table-row table:style-name="ro1">
          <table:table-cell table:style-name="ce2" office:value-type="string">
            <text:p>DATABASES.ENTRIES.INDEX_SIZE</text:p>
          </table:table-cell>
          <table:table-cell office:value-type="string">
            <text:p>.21.1.11</text:p>
          </table:table-cell>
          <table:table-cell office:value-type="string">
            <text:p>UINT</text:p>
          </table:table-cell>
          <table:table-cell table:number-columns-repeated="2"/>
        </table:table-row>
        <table:table-row table:style-name="ro1">
          <table:table-cell table:style-name="ce2" office:value-type="string">
            <text:p>DATABASES.ENTRIES.FILE_SIZE</text:p>
          </table:table-cell>
          <table:table-cell office:value-type="string">
            <text:p>.21.1.12</text:p>
          </table:table-cell>
          <table:table-cell office:value-type="string">
            <text:p>UINT64</text:p>
          </table:table-cell>
          <table:table-cell table:number-columns-repeated="2"/>
        </table:table-row>
        <table:table-row table:style-name="ro1">
          <table:table-cell table:style-name="ce2" office:value-type="string">
            <text:p>DATABASES.ENTRIES.NS_SIZE_MB</text:p>
          </table:table-cell>
          <table:table-cell office:value-type="string">
            <text:p>.21.1.13</text:p>
          </table:table-cell>
          <table:table-cell office:value-type="string">
            <text:p>UINT</text:p>
          </table:table-cell>
          <table:table-cell table:number-columns-repeated="2"/>
        </table:table-row>
        <table:table-row table:style-name="ro1">
          <table:table-cell office:value-type="string">
            <text:p>DATABASES.ENTRIES.TIME_LOCKED_MICROS_R</text:p>
          </table:table-cell>
          <table:table-cell office:value-type="string">
            <text:p>.21.1.14</text:p>
          </table:table-cell>
          <table:table-cell office:value-type="string">
            <text:p>UINT64</text:p>
          </table:table-cell>
          <table:table-cell table:number-columns-repeated="2"/>
        </table:table-row>
        <table:table-row table:style-name="ro1">
          <table:table-cell office:value-type="string">
            <text:p>DATABASES.ENTRIES.TIME_LOCKED_MICROS_W</text:p>
          </table:table-cell>
          <table:table-cell office:value-type="string">
            <text:p>.21.1.15</text:p>
          </table:table-cell>
          <table:table-cell office:value-type="string">
            <text:p>UINT64</text:p>
          </table:table-cell>
          <table:table-cell table:number-columns-repeated="2"/>
        </table:table-row>
        <table:table-row table:style-name="ro1">
          <table:table-cell office:value-type="string">
            <text:p>DATABASES.ENTRIES.TIME_ACQUIRING_MICROS_R</text:p>
          </table:table-cell>
          <table:table-cell office:value-type="string">
            <text:p>.21.1.16</text:p>
          </table:table-cell>
          <table:table-cell office:value-type="string">
            <text:p>UINT64</text:p>
          </table:table-cell>
          <table:table-cell table:number-columns-repeated="2"/>
        </table:table-row>
        <table:table-row table:style-name="ro1">
          <table:table-cell office:value-type="string">
            <text:p>DATABASES.ENTRIES.TIME_ACQUIRING_MICROS_W</text:p>
          </table:table-cell>
          <table:table-cell office:value-type="string">
            <text:p>.21.1.17</text:p>
          </table:table-cell>
          <table:table-cell office:value-type="string">
            <text:p>UINT64</text:p>
          </table:table-cell>
          <table:table-cell table:number-columns-repeated="2"/>
        </table:table-row>
        <table:table-row table:style-name="ro1">
          <table:table-cell office:value-type="string">
            <text:p>QUERYTIME</text:p>
          </table:table-cell>
          <table:table-cell office:value-type="string">
            <text:p>.99</text:p>
          </table:table-cell>
          <table:table-cell office:value-type="string">
            <text:p>STRUCT</text:p>
          </table:table-cell>
          <table:table-cell table:number-columns-repeated="2"/>
        </table:table-row>
        <table:table-row table:style-name="ro1">
          <table:table-cell office:value-type="string">
            <text:p>QUERYTIME.USER</text:p>
          </table:table-cell>
          <table:table-cell office:value-type="string">
            <text:p>.99.1</text:p>
          </table:table-cell>
          <table:table-cell office:value-type="string">
            <text:p>UINT64</text:p>
          </table:table-cell>
          <table:table-cell/>
          <table:table-cell office:value-type="string">
            <text:p>nanoseconds</text:p>
          </table:table-cell>
        </table:table-row>
        <table:table-row table:style-name="ro1">
          <table:table-cell office:value-type="string">
            <text:p>QUERYTIME.SYSTEM</text:p>
          </table:table-cell>
          <table:table-cell office:value-type="string">
            <text:p>.99.2</text:p>
          </table:table-cell>
          <table:table-cell office:value-type="string">
            <text:p>UINT64</text:p>
          </table:table-cell>
          <table:table-cell/>
          <table:table-cell office:value-type="string">
            <text:p>nanoseconds</text:p>
          </table:table-cell>
        </table:table-row>
        <table:table-row table:style-name="ro1">
          <table:table-cell office:value-type="string">
            <text:p>QUERYTIME.WALL</text:p>
          </table:table-cell>
          <table:table-cell office:value-type="string">
            <text:p>.99.3</text:p>
          </table:table-cell>
          <table:table-cell office:value-type="string">
            <text:p>UINT64</text:p>
          </table:table-cell>
          <table:table-cell/>
          <table:table-cell office:value-type="string">
            <text:p>nanoseconds</text:p>
          </table:table-cell>
        </table:table-row>
      </table:table>
      <table:table table:name="Tabelle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9">19.10.2012</text:date>, <text:time>15:15:4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ns Rehsack</meta:initial-creator>
    <meta:creation-date>2012-10-11T15:12:25</meta:creation-date>
    <dc:date>2012-10-19T15:15:47</dc:date>
    <dc:creator>Jens Rehsack</dc:creator>
    <meta:editing-duration>PT07H59M46S</meta:editing-duration>
    <meta:editing-cycles>9</meta:editing-cycles>
    <meta:generator>OpenOffice.org/3.2$Unix OpenOffice.org_project/320m12$Build-9483</meta:generator>
    <meta:document-statistic meta:table-count="3" meta:cell-count="343" meta:object-count="0"/>
  </office:meta>
</office:document-meta>
</file>